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577" officeooo:paragraph-rsid="000d1577"/>
    </style:style>
    <style:style style:name="P2" style:family="paragraph" style:parent-style-name="Standard">
      <style:text-properties officeooo:rsid="000dd3c9" officeooo:paragraph-rsid="000dd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como colocar imagem no fundo dos nossos sites </text:p>
      <text:p text:style-name="P1"/>
      <text:p text:style-name="P2">O processo é bem simples, você vai fazelo atraves do seu css usando o background-image</text:p>
      <text:p text:style-name="P2"/>
      <text:p text:style-name="P2">background-image: url(‘local da sua imagem’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9:31:10.133043131</meta:creation-date>
    <meta:generator>LibreOffice/6.4.7.2$Linux_X86_64 LibreOffice_project/40$Build-2</meta:generator>
    <dc:date>2022-05-10T20:08:37.898771216</dc:date>
    <meta:editing-duration>PT6M30S</meta:editing-duration>
    <meta:editing-cycles>1</meta:editing-cycles>
    <meta:document-statistic meta:table-count="0" meta:image-count="0" meta:object-count="0" meta:page-count="1" meta:paragraph-count="3" meta:word-count="30" meta:character-count="192" meta:non-whitespace-character-count="163"/>
  </office:meta>
</office:document-meta>
</file>